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start" style:justify-single-word="false"/>
      <style:text-properties officeooo:rsid="000fe5c5" officeooo:paragraph-rsid="001179c3"/>
    </style:style>
    <style:style style:name="P2" style:family="paragraph" style:parent-style-name="Preformatted_20_Text">
      <style:paragraph-properties fo:text-align="start" style:justify-single-word="false"/>
      <style:text-properties officeooo:rsid="000fe5c5" officeooo:paragraph-rsid="00117f6b"/>
    </style:style>
    <style:style style:name="P3" style:family="paragraph" style:parent-style-name="Preformatted_20_Text">
      <style:paragraph-properties fo:text-align="start" style:justify-single-word="false"/>
      <style:text-properties officeooo:rsid="00117f6b" officeooo:paragraph-rsid="00117f6b"/>
    </style:style>
    <style:style style:name="P4" style:family="paragraph" style:parent-style-name="Preformatted_20_Text">
      <style:paragraph-properties fo:text-align="start" style:justify-single-word="false"/>
      <style:text-properties officeooo:rsid="000eeda1" officeooo:paragraph-rsid="000eeda1"/>
    </style:style>
    <style:style style:name="P5" style:family="paragraph" style:parent-style-name="Preformatted_20_Text">
      <style:paragraph-properties fo:margin-top="0in" fo:margin-bottom="0.1965in" loext:contextual-spacing="false"/>
    </style:style>
    <style:style style:name="P6" style:family="paragraph" style:parent-style-name="Standard">
      <style:paragraph-properties fo:text-align="center" style:justify-single-word="false"/>
      <style:text-properties officeooo:rsid="000eeda1" officeooo:paragraph-rsid="000eeda1"/>
    </style:style>
    <style:style style:name="P7" style:family="paragraph" style:parent-style-name="Standard">
      <style:paragraph-properties fo:text-align="start" style:justify-single-word="false"/>
      <style:text-properties officeooo:rsid="000eeda1" officeooo:paragraph-rsid="000eeda1"/>
    </style:style>
    <style:style style:name="P8" style:family="paragraph" style:parent-style-name="Standard">
      <style:paragraph-properties fo:text-align="start" style:justify-single-word="false"/>
      <style:text-properties officeooo:rsid="000fe5c5" officeooo:paragraph-rsid="000fe5c5"/>
    </style:style>
    <style:style style:name="P9" style:family="paragraph" style:parent-style-name="Standard">
      <style:paragraph-properties fo:text-align="start" style:justify-single-word="false"/>
      <style:text-properties officeooo:rsid="000fe5c5" officeooo:paragraph-rsid="001179c3"/>
    </style:style>
    <style:style style:name="P10" style:family="paragraph" style:parent-style-name="Standard">
      <style:paragraph-properties fo:text-align="start" style:justify-single-word="false"/>
      <style:text-properties officeooo:rsid="000fe5c5" officeooo:paragraph-rsid="00117f6b"/>
    </style:style>
    <style:style style:name="P11" style:family="paragraph" style:parent-style-name="Standard">
      <style:paragraph-properties fo:text-align="start" style:justify-single-word="false"/>
      <style:text-properties officeooo:rsid="001179c3" officeooo:paragraph-rsid="001179c3"/>
    </style:style>
    <style:style style:name="P12" style:family="paragraph" style:parent-style-name="Standard">
      <style:paragraph-properties fo:text-align="start" style:justify-single-word="false"/>
      <style:text-properties officeooo:rsid="00117f6b" officeooo:paragraph-rsid="00117f6b"/>
    </style:style>
    <style:style style:name="P13" style:family="paragraph" style:parent-style-name="Standard">
      <style:paragraph-properties fo:text-align="start" style:justify-single-word="false"/>
      <style:text-properties officeooo:rsid="00117f6b" officeooo:paragraph-rsid="0015d20f"/>
    </style:style>
    <style:style style:name="P14" style:family="paragraph" style:parent-style-name="Standard">
      <style:paragraph-properties fo:text-align="start" style:justify-single-word="false"/>
      <style:text-properties fo:font-weight="bold" officeooo:rsid="000fe5c5" officeooo:paragraph-rsid="000fe5c5" style:font-weight-asian="bold" style:font-weight-complex="bold"/>
    </style:style>
    <style:style style:name="P15" style:family="paragraph" style:parent-style-name="Standard">
      <style:paragraph-properties fo:text-align="start" style:justify-single-word="false"/>
      <style:text-properties fo:font-weight="bold" officeooo:rsid="000eeda1" officeooo:paragraph-rsid="000eeda1" style:font-weight-asian="bold" style:font-weight-complex="bold"/>
    </style:style>
    <style:style style:name="P16" style:family="paragraph" style:parent-style-name="Standard">
      <style:paragraph-properties fo:text-align="start" style:justify-single-word="false"/>
      <style:text-properties officeooo:rsid="00160470" officeooo:paragraph-rsid="00160470"/>
    </style:style>
    <style:style style:name="P17" style:family="paragraph" style:parent-style-name="Standard">
      <style:paragraph-properties fo:text-align="start" style:justify-single-word="false"/>
      <style:text-properties officeooo:rsid="00160470" officeooo:paragraph-rsid="0016167e"/>
    </style:style>
    <style:style style:name="P18" style:family="paragraph" style:parent-style-name="Standard">
      <style:paragraph-properties fo:text-align="start" style:justify-single-word="false"/>
      <style:text-properties officeooo:rsid="0016167e" officeooo:paragraph-rsid="0016167e"/>
    </style:style>
    <style:style style:name="P19" style:family="paragraph" style:parent-style-name="Standard">
      <style:paragraph-properties fo:text-align="start" style:justify-single-word="false"/>
      <style:text-properties officeooo:rsid="0016167e" officeooo:paragraph-rsid="0016a5eb"/>
    </style:style>
    <style:style style:name="P20" style:family="paragraph" style:parent-style-name="Standard">
      <style:paragraph-properties fo:text-align="start" style:justify-single-word="false"/>
      <style:text-properties officeooo:rsid="0016167e" officeooo:paragraph-rsid="00173da7"/>
    </style:style>
    <style:style style:name="P21" style:family="paragraph" style:parent-style-name="Standard">
      <style:paragraph-properties fo:text-align="start" style:justify-single-word="false"/>
      <style:text-properties officeooo:rsid="0016a5eb" officeooo:paragraph-rsid="0016a5eb"/>
    </style:style>
    <style:style style:name="P22" style:family="paragraph" style:parent-style-name="Standard">
      <style:paragraph-properties fo:text-align="start" style:justify-single-word="false"/>
      <style:text-properties officeooo:rsid="00173da7" officeooo:paragraph-rsid="0016a5eb"/>
    </style:style>
    <style:style style:name="T1" style:family="text">
      <style:text-properties officeooo:rsid="000fe5c5"/>
    </style:style>
    <style:style style:name="T2" style:family="text">
      <style:text-properties officeooo:rsid="001179c3"/>
    </style:style>
    <style:style style:name="T3" style:family="text">
      <style:text-properties officeooo:rsid="00117f6b"/>
    </style:style>
    <style:style style:name="T4" style:family="text">
      <style:text-properties officeooo:rsid="0015d20f"/>
    </style:style>
    <style:style style:name="T5" style:family="text">
      <style:text-properties officeooo:rsid="0016167e"/>
    </style:style>
    <style:style style:name="T6" style:family="text">
      <style:text-properties officeooo:rsid="0016a5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ad Me </text:p>
      <text:p text:style-name="P6"/>
      <text:p text:style-name="P6"><text:s/>Attack graph generator</text:p>
      <text:p text:style-name="P7"/>
      <text:p text:style-name="P11">* It works currently only on Ubuntu</text:p>
      <text:p text:style-name="P8"/>
      <text:p text:style-name="P14">Please first <text:span text:style-name="T2">install</text:span> the following:</text:p>
      <text:p text:style-name="P8"/>
      <text:p text:style-name="P9"><text:span text:style-name="T2">1. </text:span>docker - <text:a xlink:type="simple" xlink:href="https://docs.docker.com/install/linux/docker-ce/ubuntu/" text:style-name="Internet_20_link" text:visited-style-name="Visited_20_Internet_20_Link"><text:span text:style-name="T2">https://docs.docker.com/install/linux/docker-ce/ubuntu/</text:span></text:a></text:p>
      <text:p text:style-name="P9"/>
      <text:p text:style-name="P1"><text:span text:style-name="Source_20_Text">$ sudo apt-get update</text:span></text:p>
      <text:p text:style-name="P1"><text:span text:style-name="Source_20_Text">$ sudo apt-get install docker-ce</text:span></text:p>
      <text:p text:style-name="P1"><text:span text:style-name="Source_20_Text"/></text:p>
      <text:p text:style-name="P3"/>
      <text:p text:style-name="P12">2. Python 3 - <text:a xlink:type="simple" xlink:href="http://docs.python-guide.org/en/latest/starting/install3/linux/" text:style-name="Internet_20_link" text:visited-style-name="Visited_20_Internet_20_Link">http://docs.python-guide.org/en/latest/starting/install3/linux/</text:a></text:p>
      <text:p text:style-name="P12"/>
      <text:p text:style-name="P3">$ sudo apt-get update</text:p>
      <text:p text:style-name="P5">$ <text:bookmark-start text:name="__DdeLink__73_1143198019"/>sudo apt-get install python3.6<text:bookmark-end text:name="__DdeLink__73_1143198019"/></text:p>
      <text:p text:style-name="P12"/>
      <text:p text:style-name="P12">3. Pip - <text:a xlink:type="simple" xlink:href="https://www.rosehosting.com/blog/how-to-install-pip-on-ubuntu-16-04/" text:style-name="Internet_20_link" text:visited-style-name="Visited_20_Internet_20_Link">https://www.rosehosting.com/blog/how-to-install-pip-on-ubuntu-16-04/</text:a></text:p>
      <text:p text:style-name="P12"/>
      <text:p text:style-name="P3"><text:span text:style-name="Source_20_Text">$ sudo apt-get -y install python-pip</text:span></text:p>
      <text:p text:style-name="P12"/>
      <text:p text:style-name="P10"><text:span text:style-name="T3">4. </text:span>docker-compose – <text:a xlink:type="simple" xlink:href="https://www.digitalocean.com/community/tutorials/how-to-install-and-use-docker-compose-on-ubuntu-14-04" text:style-name="Internet_20_link" text:visited-style-name="Visited_20_Internet_20_Link"><text:span text:style-name="T3">https://www.digitalocean.com/community/tutorials/how-to-install-and-use-docker-compose-on-ubuntu-14-04</text:span></text:a><text:span text:style-name="T3">, </text:span><text:a xlink:type="simple" xlink:href="https://docs.docker.com/compose/install/" text:style-name="Internet_20_link" text:visited-style-name="Visited_20_Internet_20_Link"><text:span text:style-name="T3">https://docs.docker.com/compose/install/</text:span></text:a></text:p>
      <text:p text:style-name="P10"/>
      <text:p text:style-name="P2"><text:span text:style-name="Source_20_Text"><text:span text:style-name="T3">$ </text:span></text:span><text:span text:style-name="Source_20_Text">sudo pip install docker-compose</text:span></text:p>
      <text:p text:style-name="P10"/>
      <text:p text:style-name="P9"><text:span text:style-name="T3">5. </text:span>go - <text:a xlink:type="simple" xlink:href="https://golang.org/doc/install" text:style-name="Internet_20_link" text:visited-style-name="Visited_20_Internet_20_Link"><text:span text:style-name="T2">https://golang.org/doc/install</text:span></text:a></text:p>
      <text:p text:style-name="P9"/>
      <text:p text:style-name="P1"><text:span text:style-name="T3">$ </text:span>tar -C /usr/local -xzf go$VERSION.$OS-$ARCH.tar.gz</text:p>
      <text:p text:style-name="P1"><text:span text:style-name="T3">$ </text:span>export PATH=$PATH:/usr/local/go/bin</text:p>
      <text:p text:style-name="P9"/>
      <text:p text:style-name="P12">* set also $GOPATH</text:p>
      <text:p text:style-name="P8"/>
      <text:p text:style-name="P9"><text:span text:style-name="T3">6. </text:span>clair<text:span text:style-name="T2">ctl <text:s/>- </text:span><text:a xlink:type="simple" xlink:href="https://github.com/jgsqware/clairctl" text:style-name="Internet_20_link" text:visited-style-name="Visited_20_Internet_20_Link"><text:span text:style-name="T2">https://github.com/jgsqware/clairctl</text:span></text:a></text:p>
      <text:p text:style-name="P7"/>
      <text:p text:style-name="P4"><text:span text:style-name="T3">$</text:span>git clone git@github.com:jgsqware/clairctl.git $GOPATH/src/github.com/jgsqware/clairctl</text:p>
      <text:p text:style-name="P7"/>
      <text:p text:style-name="P13">7. graphviz - <text:a xlink:type="simple" xlink:href="https://pypi.python.org/pypi/graphviz" text:style-name="Internet_20_link" text:visited-style-name="Visited_20_Internet_20_Link"><text:span text:style-name="T4">https://pypi.python.org/pypi/graphviz</text:span></text:a><text:span text:style-name="T4"> </text:span></text:p>
      <text:p text:style-name="P7"/>
      <text:p text:style-name="P4">$ pip install graphviz</text:p>
      <text:p text:style-name="P4"/>
      <text:p text:style-name="P4"/>
      <text:p text:style-name="P4"/>
      <text:p text:style-name="P4"/>
      <text:p text:style-name="P7"/>
      <text:p text:style-name="P15"/>
      <text:p text:style-name="P15"/>
      <text:p text:style-name="P15"/>
      <text:p text:style-name="P15"/>
      <text:p text:style-name="P15"/>
      <text:p text:style-name="P15"/>
      <text:p text:style-name="P15"><text:soft-page-break/>The attack graph generator is started through the command line.</text:p>
      <text:p text:style-name="P7"/>
      <text:p text:style-name="P7">./attack-graph-generator.sh ./examples/examplebig samba4</text:p>
      <text:p text:style-name="P7"/>
      <text:p text:style-name="P7">* The command starts the attack-graph-generator.sh script, generates an attack graph based on the system ./examples/examplebig with the goal container that we want to achieve named samba4. <text:span text:style-name="T3">If it is started for the first time and some of the dependencies are installed. Please however not that the list is in progress and it is not complete. Use the steps from above.</text:span></text:p>
      <text:p text:style-name="P7"/>
      <text:p text:style-name="P7">* Please note that on the first try, <text:span text:style-name="T1">clair populates the database, so that is why the attack graph will be empty.</text:span></text:p>
      <text:p text:style-name="P18">* Also building the images in the vulnerability-parser takes more time, the first time it is built.</text:p>
      <text:p text:style-name="P7"/>
      <text:p text:style-name="P16">Examples:</text:p>
      <text:p text:style-name="P16">$ ./attack-graph-generator.sh ./examples/atsea database</text:p>
      <text:p text:style-name="P20"><text:span text:style-name="T6">$ ./attack-graph-generator.sh ./examples/javaee movieplex7</text:span></text:p>
      <text:p text:style-name="P17">$ <text:span text:style-name="T5">./attack-graph-generator.sh ./examples/example samba</text:span></text:p>
      <text:p text:style-name="P21">$ ./attack-graph-generator.sh ./examples/examplebig samba4</text:p>
      <text:p text:style-name="P19"><text:span text:style-name="T6">$ ./attack-graph-generator.sh ./examples/examplebigbig samba9</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7:30:22.430939455</meta:creation-date>
    <dc:date>2018-03-01T00:06:15.385076172</dc:date>
    <meta:editing-duration>PT1H14M30S</meta:editing-duration>
    <meta:editing-cycles>4</meta:editing-cycles>
    <meta:generator>LibreOffice/5.1.6.2$Linux_X86_64 LibreOffice_project/10m0$Build-2</meta:generator>
    <meta:document-statistic meta:table-count="0" meta:image-count="0" meta:object-count="0" meta:page-count="2" meta:paragraph-count="33" meta:word-count="230" meta:character-count="2011" meta:non-whitespace-character-count="1809"/>
  </office:meta>
</office:document-meta>
</file>